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B40000020FF53FBE8E.png" manifest:media-type="image/png"/>
  <manifest:file-entry manifest:full-path="Pictures/1001D68600007F39000046C984396B87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303cm" svg:height="15.19cm" draw:transform="rotate (-1.5707963267949) translate (20cm 1.051cm)">
          <draw:image xlink:href="Pictures/1001D68600007F39000046C984396B87.svg" xlink:type="simple" xlink:show="embed" xlink:actuate="onLoad" draw:mime-type="image/svg+xml">
            <text:p/>
          </draw:image>
          <draw:image xlink:href="Pictures/10000001000003B40000020FF53FBE8E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3T13:35:03.986262553</meta:creation-date>
    <meta:print-date>2024-12-23T13:38:24.405563546</meta:print-date>
    <dc:date>2024-12-23T13:39:18.064717218</dc:date>
    <meta:editing-duration>PT4M14S</meta:editing-duration>
    <meta:editing-cycles>1</meta:editing-cycles>
    <meta:document-statistic meta:object-count="1"/>
    <meta:generator>LibreOffice/24.2.7.2$Linux_X86_64 LibreOffice_project/420$Build-2</meta:generator>
  </office:meta>
</office:document-meta>
</file>